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ocumentatie:</text:p>
      <text:p text:style-name="Standard"/>
      <text:p text:style-name="Standard">Dit is mijn fighting game.<text:line-break/><text:line-break/>Ik maak gebruik van een playstation controller in arduino. Hiermee kan ik het menu besturen en het spel gaan en naar de instructies. Bij instructies kan ik ook terug naar het menu gaan.<text:line-break/><text:line-break/>Als ik van het menu naar play ga kom ik in mijn fighting scene terecht. Met de playstation controller heb ik controle over p1. Helaas heb ik niet kunnen uitdokteren hoe ik met 2 controllers moest vechten dus mijn 2e ventje kan niet vechten via een controller. Wel kan ik via controls via de computer het 2e mannetje bewegen .<text:line-break/><text:line-break/>De controls gaan als volgt. Als ik op X duw dan zal ze springen. Druk ik een keer op vierkantje zal ze met een hand slaan. Blijf ik drukken op vierkantje dan zal ze continu van hand wisselen. Ditzelfde geld voor het driehoekje met de benen. <text:line-break/>Ik beweeg de dame met de twee pijltjes op de controller. Als ik deze loslaat stopt het mannetje ook.<text:line-break/><text:line-break/>Indien mijn dame dicht genoeg bij haar tegenstander staat zal de tegenstander leven verliezen zoals gezien in de lifebar vanboven. Indien een van de lifebars leegloopt zal er even een winningshot komen en dan worden we terug naar het menu gewarp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enjamin  Van den Broeck</meta:initial-creator>
    <meta:creation-date>2013-01-24T06:07:41</meta:creation-date>
    <meta:document-statistic meta:table-count="0" meta:image-count="0" meta:object-count="0" meta:page-count="1" meta:paragraph-count="2" meta:word-count="205" meta:character-count="1146"/>
    <dc:date>2013-01-24T06:13:18</dc:date>
    <dc:creator>Benjamin  Van den Broeck</dc:creator>
    <meta:editing-duration>PT5M39S</meta:editing-duration>
    <meta:editing-cycles>1</meta:editing-cycles>
    <meta:generator>OpenOffice.org/3.3$Unix OpenOffice.org_project/330m20$Build-9567</meta:generator>
  </office:meta>
</office:document-meta>
</file>